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2" style:family="paragraph" style:parent-style-name="Standard" style:master-page-name="">
      <style:paragraph-properties fo:margin-left="0.492cm" fo:margin-right="0cm" fo:line-height="200%" fo:text-align="justify" style:justify-single-word="false" fo:text-indent="0cm" style:auto-text-indent="false" style:page-number="auto"/>
      <style:text-properties fo:font-size="14pt" style:font-size-asian="12.25pt" style:font-size-complex="14pt"/>
    </style:style>
    <style:style style:name="P3" style:family="paragraph" style:parent-style-name="Standard" style:master-page-name="">
      <style:paragraph-properties fo:margin-left="0.492cm" fo:margin-right="0.51cm" fo:line-height="150%" fo:text-align="justify" style:justify-single-word="false" fo:text-indent="0cm" style:auto-text-indent="false" style:page-number="auto"/>
      <style:text-properties fo:font-size="14pt" officeooo:rsid="000441c6" style:font-size-asian="12.25pt" style:font-size-complex="14pt"/>
    </style:style>
    <style:style style:name="P4" style:family="paragraph" style:parent-style-name="Standard" style:list-style-name="L9">
      <style:paragraph-properties fo:line-height="150%" fo:text-align="justify" style:justify-single-word="false"/>
      <style:text-properties fo:font-size="14pt" officeooo:rsid="000441c6" officeooo:paragraph-rsid="000441c6" style:font-size-asian="12.25pt" style:font-size-complex="14pt"/>
    </style:style>
    <style:style style:name="P5" style:family="paragraph" style:parent-style-name="Standard" style:list-style-name="L9" style:master-page-name="">
      <style:paragraph-properties fo:margin-left="1.058cm" fo:margin-right="0.453cm" fo:line-height="150%" fo:text-align="justify" style:justify-single-word="false" fo:text-indent="0cm" style:auto-text-indent="false" style:page-number="auto"/>
      <style:text-properties fo:font-size="14pt" officeooo:rsid="000441c6" officeooo:paragraph-rsid="000441c6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  <style:text-properties style:font-name="T-FLEX Type A" fo:font-size="11pt" style:font-size-asian="11pt" style:font-size-complex="11pt"/>
    </style:style>
    <style:style style:name="P9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10" style:family="paragraph">
      <style:paragraph-properties fo:text-align="center">
        <style:tab-stops/>
      </style:paragraph-properties>
      <style:text-properties style:font-name="T-FLEX Type A" fo:font-size="11pt" style:font-size-asian="11pt" style:font-size-complex="11pt"/>
    </style:style>
    <style:style style:name="P11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T-FLEX Type B"/>
    </style:style>
    <style:style style:name="P14" style:family="paragraph">
      <style:paragraph-properties fo:text-align="center"/>
      <style:text-properties fo:font-weight="normal" style:font-weight-asian="normal" style:font-weight-complex="normal"/>
    </style:style>
    <style:style style:name="P15" style:family="paragraph">
      <style:paragraph-properties fo:text-align="center" style:writing-mode="lr-tb"/>
    </style:style>
    <style:style style:name="T1" style:family="text">
      <style:text-properties officeooo:rsid="000441c6"/>
    </style:style>
    <style:style style:name="T2" style:family="text">
      <style:text-properties style:font-name="Times New Roman1"/>
    </style:style>
    <style:style style:name="T3" style:family="text">
      <style:text-properties officeooo:rsid="0004f0ae"/>
    </style:style>
    <style:style style:name="T4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5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2cm" fo:text-indent="-0.635cm" fo:margin-left="1.7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7cm" fo:text-indent="-0.635cm" fo:margin-left="2.39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2cm" fo:text-indent="-0.635cm" fo:margin-left="3.03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67cm" fo:text-indent="-0.635cm" fo:margin-left="3.66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2cm" fo:text-indent="-0.635cm" fo:margin-left="4.30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37cm" fo:text-indent="-0.635cm" fo:margin-left="4.93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2cm" fo:text-indent="-0.635cm" fo:margin-left="5.57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07cm" fo:text-indent="-0.635cm" fo:margin-left="6.20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2cm" fo:text-indent="-0.635cm" fo:margin-left="6.84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77cm" fo:text-indent="-0.635cm" fo:margin-left="7.477cm"/>
        </style:list-level-properties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2cm" svg:y1="27.556cm" svg:x2="20.381cm" svg:y2="27.556cm">
          <text:p/>
        </draw:line>
        <draw:line draw:style-name="gr2" draw:text-style-name="P7" svg:x1="4.108cm" svg:y1="27.567cm" svg:x2="4.11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7cm" svg:y1="27.567cm" svg:x2="9.109cm" svg:y2="29.032cm">
          <text:p/>
        </draw:line>
        <draw:line draw:style-name="gr2" draw:text-style-name="P7" svg:x1="19.401cm" svg:y1="27.567cm" svg:x2="19.405cm" svg:y2="29.046cm">
          <text:p/>
        </draw:line>
        <draw:line draw:style-name="gr3" draw:text-style-name="P7" svg:x1="2.12cm" svg:y1="28.053cm" svg:x2="9.089cm" svg:y2="28.055cm">
          <text:p/>
        </draw:line>
        <draw:line draw:style-name="gr2" draw:text-style-name="P7" svg:x1="2.12cm" svg:y1="28.558cm" svg:x2="9.089cm" svg:y2="28.558cm">
          <text:p/>
        </draw:line>
        <draw:line draw:style-name="gr3" draw:text-style-name="P7" svg:x1="19.412cm" svg:y1="28.06cm" svg:x2="20.39cm" svg:y2="28.06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4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4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4">№ </text:span><text:span text:style-name="T4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4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4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4">Лист</text:span></text:p>
          </draw:text-box>
        </draw:frame>
        <draw:frame draw:style-name="gr4" draw:text-style-name="P13" svg:width="0.914cm" svg:height="0.599cm" svg:x="19.44cm" svg:y="28.257cm">
          <draw:text-box>
            <text:p text:style-name="P12"><text:span text:style-name="T5">4</text:span></text:p>
          </draw:text-box>
        </draw:frame>
        <draw:frame draw:style-name="gr4" draw:text-style-name="P15" svg:width="10.125cm" svg:height="0.682cm" svg:x="9.194cm" svg:y="27.954cm">
          <draw:text-box>
            <text:p text:style-name="P14"><text:span text:style-name="T6">КР-АПИ(Ф)НГТУ-210200.65-(АВР09-1)-03-13</text:span></text:p>
          </draw:text-box>
        </draw:frame>
      </draw:g>
      <text:p text:style-name="P1"/>
      <text:p text:style-name="P2"><text:tab/><text:span text:style-name="T1">1 Техническое задание</text:span></text:p>
      <text:p text:style-name="P3"><text:tab/>Рассчитать и спроектировать оптимальную волноводно-щелевую антенну с десятью продольными щелями на широкой стенке волновода.</text:p>
      <text:list xml:id="list5778025509564951380" text:style-name="L9">
        <text:list-item>
          <text:p text:style-name="P4">Рабочий диапазон волн <text:tab/><text:tab/><text:tab/><text:tab/><text:tab/><text:tab/><text:tab/><text:tab/>3,6 см</text:p>
        </text:list-item>
        <text:list-item>
          <text:p text:style-name="P4">Требуемая полоса частотах<text:tab/><text:tab/><text:tab/><text:tab/><text:tab/><text:tab/><text:tab/><text:tab/>0,1 %</text:p>
        </text:list-item>
        <text:list-item>
          <text:p text:style-name="P4">Ширина диаграммы направленности на уровне 0,5Р</text:p>
          <text:p text:style-name="P4">В горизонтальной плоскости<text:tab/><text:tab/><text:tab/><text:tab/><text:tab/><text:tab/><text:tab/><text:tab/> <text:s text:c="4"/>12<text:span text:style-name="T2">º</text:span></text:p>
          <text:p text:style-name="P4">В вертикальной плоскости<text:tab/><text:tab/><text:tab/><text:tab/><text:tab/><text:tab/><text:tab/><text:tab/> <text:s text:c="2"/>-</text:p>
        </text:list-item>
        <text:list-item>
          <text:p text:style-name="P4">Мощность на выходе передатчика в импульсе<text:tab/><text:tab/><text:tab/><text:tab/> <text:s text:c="4"/>0,18 кВт</text:p>
        </text:list-item>
        <text:list-item>
          <text:p text:style-name="P4">Допустимый уровень боковых лепестков<text:tab/><text:tab/><text:tab/><text:tab/> <text:s text:c="6"/>минимальный</text:p>
        </text:list-item>
        <text:list-item>
          <text:p text:style-name="P4">Тип облуч<text:span text:style-name="T3">ателя<text:tab/><text:tab/><text:tab/><text:tab/><text:tab/><text:tab/><text:tab/><text:tab/> <text:s text:c="7"/>от волновода</text:span></text:p>
        </text:list-item>
        <text:list-item>
          <text:p text:style-name="P4">Длина линии передачи<text:tab/><text:tab/><text:tab/><text:tab/><text:tab/><text:tab/><text:tab/><text:tab/> <text:s text:c="10"/><text:span text:style-name="T3">2,3 м</text:span></text:p>
        </text:list-item>
        <text:list-item>
          <text:p text:style-name="P4">Минимально допустимая величина КБВ в линии передачи<text:tab/><text:tab/><text:tab/> <text:s text:c="3"/><text:span text:style-name="T3">0,8</text:span></text:p>
        </text:list-item>
        <text:list-item>
          <text:p text:style-name="P4">Область применения<text:tab/><text:tab/><text:tab/><text:tab/><text:tab/><text:tab/><text:tab/> <text:s text:c="5"/><text:span text:style-name="T3">наземная РТС</text:span></text:p>
        </text:list-item>
        <text:list-item>
          <text:p text:style-name="P5">Исходя их места установки и условий эксплуатации, необходимо обеспечить защиту от внешних воздейств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08:24.814000000</dc:date>
    <meta:editing-duration>PT18M21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4" meta:word-count="98" meta:character-count="774" meta:non-whitespace-character-count="592"/>
  </office:meta>
</office:document-meta>
</file>